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 style:list-style-name="L3">
      <style:text-properties fo:font-weight="bold" style:font-weight-asian="bold" style:font-weight-complex="bold"/>
    </style:style>
    <style:style style:name="P8" style:family="paragraph" style:parent-style-name="Standard" style:list-style-name="L4">
      <style:text-properties fo:font-weight="bold" style:font-weight-asian="bold" style:font-weight-complex="bold"/>
    </style:style>
    <style:style style:name="P9" style:family="paragraph" style:parent-style-name="Standard" style:list-style-name="L5">
      <style:text-properties fo:font-weight="bold" style:font-weight-asian="bold" style:font-weight-complex="bold"/>
    </style:style>
    <style:style style:name="P10" style:family="paragraph" style:parent-style-name="Standard" style:list-style-name="L6">
      <style:text-properties fo:font-weight="bold" style:font-weight-asian="bold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officeooo:rsid="00015f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llustrations of equivalent SQL queries</text:p>
      <text:p text:style-name="P2"/>
      <text:p text:style-name="P2">Employee database</text:p>
      <text:p text:style-name="Standard">employee(<text:span text:style-name="T1">employee_name</text:span>, street, city)</text:p>
      <text:p text:style-name="Standard">works(<text:span text:style-name="T1">employee_name</text:span>, company_name, salary)</text:p>
      <text:p text:style-name="Standard">company(<text:span text:style-name="T2">company_name</text:span>, city)</text:p>
      <text:p text:style-name="Standard">manages(<text:span text:style-name="T2">employee_name</text:span>, manager_name)</text:p>
      <text:p text:style-name="Standard">Note: As 'employee_name' is the key of works, an employee can be employed only at one company.</text:p>
      <text:p text:style-name="Standard"/>
      <text:p text:style-name="P2">Natural inner join / <text:span text:style-name="T3">C</text:span>artesian product</text:p>
      <text:p text:style-name="P1">Names and cities of residence of all employees who work for First Bank Corporation</text:p>
      <text:list xml:id="list9022590061" text:style-name="L1">
        <text:list-item>
          <text:p text:style-name="P5">Using the basic Cartesian product mechanism for joining tuples</text:p>
          <text:list>
            <text:list-header>
              <text:p text:style-name="P4">select </text:p>
            </text:list-header>
          </text:list>
          <text:p text:style-name="P4"><text:tab/><text:tab/>employee_name, city</text:p>
          <text:list text:continue-numbering="true">
            <text:list-header>
              <text:p text:style-name="P4">from</text:p>
            </text:list-header>
          </text:list>
          <text:p text:style-name="P4"><text:tab/><text:tab/>employee, works</text:p>
          <text:list text:continue-numbering="true">
            <text:list-header>
              <text:p text:style-name="P4">where</text:p>
            </text:list-header>
          </text:list>
          <text:p text:style-name="P4"><text:tab/><text:tab/>employee.employee_name = works.employee_name</text:p>
          <text:list>
            <text:list-item>
              <text:list>
                <text:list-header>
                  <text:p text:style-name="P4"><text:tab/>and </text:p>
                  <text:list>
                    <text:list-item>
                      <text:list>
                        <text:list-header>
                          <text:p text:style-name="P4">company_name = 'First Bank Corporation'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1573693091" text:style-name="L2">
        <text:list-item>
          <text:p text:style-name="P6">Using natural inner join to join tuples</text:p>
          <text:list>
            <text:list-header>
              <text:p text:style-name="P11">select </text:p>
            </text:list-header>
          </text:list>
          <text:p text:style-name="P11"><text:tab/><text:tab/>employee_name, city</text:p>
          <text:list text:continue-numbering="true">
            <text:list-header>
              <text:p text:style-name="P11">from</text:p>
            </text:list-header>
          </text:list>
          <text:p text:style-name="P11"><text:tab/><text:tab/>employee natural inner join works</text:p>
          <text:list text:continue-numbering="true">
            <text:list-header>
              <text:p text:style-name="P11">where</text:p>
            </text:list-header>
          </text:list>
          <text:p text:style-name="P11"><text:tab/><text:tab/>company_name = 'First Bank Corporation'</text:p>
        </text:list-item>
      </text:list>
      <text:p text:style-name="Standard"/>
      <text:p text:style-name="P2">Set membership operator(in) can be used instead of joining relations</text:p>
      <text:p text:style-name="P1">Find the names, street addresses and cities ODF residence of all emplyees who work for First Bank Corporation and earn more than $10,000</text:p>
      <text:list xml:id="list1281189426" text:continue-list="list9022590061" text:style-name="L1">
        <text:list-item>
          <text:p text:style-name="P5">Using the basic Cartesian product mechanism for joingin tuples</text:p>
        </text:list-item>
      </text:list>
      <text:p text:style-name="Standard"><text:tab/>select</text:p>
      <text:p text:style-name="Standard"><text:tab/><text:tab/>*</text:p>
      <text:p text:style-name="Standard"><text:tab/>from</text:p>
      <text:p text:style-name="Standard"><text:tab/><text:tab/>employee, works</text:p>
      <text:p text:style-name="Standard"><text:tab/>where </text:p>
      <text:p text:style-name="Standard"><text:tab/><text:tab/>salary &gt; 10,000 </text:p>
      <text:p text:style-name="Standard"><text:tab/><text:tab/>and </text:p>
      <text:p text:style-name="Standard"><text:tab/><text:tab/>employee.employee_name = works.employee_name</text:p>
      <text:list xml:id="list470706775" text:continue-numbering="true" text:style-name="L1">
        <text:list-item>
          <text:p text:style-name="P5">Using the Set Membership operator</text:p>
        </text:list-item>
      </text:list>
      <text:p text:style-name="Standard"><text:tab/>select </text:p>
      <text:p text:style-name="Standard"><text:tab/><text:tab/>*</text:p>
      <text:p text:style-name="Standard"><text:tab/>from</text:p>
      <text:p text:style-name="Standard"><text:tab/><text:tab/>employee</text:p>
      <text:p text:style-name="Standard"><text:tab/>where</text:p>
      <text:p text:style-name="Standard"><text:tab/><text:tab/>employee_name in (</text:p>
      <text:p text:style-name="Standard"><text:tab/><text:tab/>select employee_name</text:p>
      <text:p text:style-name="Standard"><text:tab/><text:tab/>from works</text:p>
      <text:p text:style-name="Standard"><text:tab/><text:tab/>where company_name = 'First Bank Corporation' and salary &gt; 10000</text:p>
      <text:p text:style-name="Standard"><text:tab/><text:tab/>)</text:p>
      <text:p text:style-name="Standard"/>
      <text:p text:style-name="P2"><text:soft-page-break/>Set membership operator(not in) can be used instead of the inequality operator</text:p>
      <text:p text:style-name="P1">Find all employees in the database who do not work for First Bank Corporation</text:p>
      <text:list xml:id="list1668345046" text:style-name="L3">
        <text:list-item>
          <text:p text:style-name="P7">not-equal operator</text:p>
        </text:list-item>
      </text:list>
      <text:p text:style-name="Standard"><text:tab/>select</text:p>
      <text:p text:style-name="Standard"><text:tab/><text:tab/>employee_name</text:p>
      <text:p text:style-name="Standard"><text:tab/>from</text:p>
      <text:p text:style-name="Standard"><text:tab/><text:tab/>works</text:p>
      <text:p text:style-name="Standard"><text:tab/>where</text:p>
      <text:p text:style-name="Standard"><text:tab/><text:tab/>company_name != 'First Bank Corporation'</text:p>
      <text:list xml:id="list1690727987" text:style-name="L4">
        <text:list-item>
          <text:p text:style-name="P8">Using set membership operator</text:p>
          <text:p text:style-name="P12">select</text:p>
        </text:list-item>
      </text:list>
      <text:p text:style-name="Standard"><text:tab/><text:tab/>employee_name</text:p>
      <text:p text:style-name="Standard"><text:tab/>from </text:p>
      <text:p text:style-name="Standard"><text:tab/><text:tab/>employee</text:p>
      <text:p text:style-name="Standard"><text:tab/>where </text:p>
      <text:p text:style-name="Standard"><text:tab/><text:tab/>employee_name not in (</text:p>
      <text:p text:style-name="Standard"><text:tab/><text:tab/>select employee_name</text:p>
      <text:p text:style-name="Standard"><text:tab/><text:tab/>from works</text:p>
      <text:p text:style-name="Standard"><text:tab/><text:tab/>where company_name = 'First Bank Corporation'</text:p>
      <text:p text:style-name="Standard"><text:tab/><text:tab/>)</text:p>
      <text:p text:style-name="Standard"/>
      <text:p text:style-name="P1">Find the company that has the most employees</text:p>
      <text:list xml:id="list2116766528" text:style-name="L5">
        <text:list-item>
          <text:p text:style-name="P9">Using having clause</text:p>
        </text:list-item>
      </text:list>
      <text:p text:style-name="P1"><text:tab/>select</text:p>
      <text:p text:style-name="P1"><text:tab/><text:tab/>company_name</text:p>
      <text:p text:style-name="P1"><text:tab/>from</text:p>
      <text:p text:style-name="P1"><text:tab/><text:tab/>works</text:p>
      <text:p text:style-name="P1"><text:tab/>groupby</text:p>
      <text:p text:style-name="P1"><text:tab/><text:tab/>company_name</text:p>
      <text:p text:style-name="P1"><text:tab/>having</text:p>
      <text:p text:style-name="P1"><text:tab/><text:tab/>count(*) &gt; all (</text:p>
      <text:p text:style-name="P1"><text:tab/><text:tab/><text:tab/>select count(*)</text:p>
      <text:p text:style-name="P1"><text:tab/><text:tab/><text:tab/>from works</text:p>
      <text:p text:style-name="P1"><text:tab/><text:tab/><text:tab/>groupby company_name</text:p>
      <text:p text:style-name="P1"><text:tab/><text:tab/>)</text:p>
      <text:list xml:id="list1760572028" text:style-name="L6">
        <text:list-item>
          <text:p text:style-name="P10">Using with clause</text:p>
        </text:list-item>
      </text:list>
      <text:p text:style-name="P1"><text:tab/>with</text:p>
      <text:p text:style-name="P1"><text:tab/><text:tab/>no_employees(company_name, no)</text:p>
      <text:p text:style-name="P1"><text:tab/>as</text:p>
      <text:p text:style-name="P1"><text:tab/><text:tab/>select company_name, count(*)</text:p>
      <text:p text:style-name="P1"><text:tab/><text:tab/>from works</text:p>
      <text:p text:style-name="P1"><text:tab/><text:tab/>groupby company_name</text:p>
      <text:p text:style-name="P1"><text:tab/>select </text:p>
      <text:p text:style-name="P1"><text:tab/><text:tab/>company_name, max(*)</text:p>
      <text:p text:style-name="P1"><text:tab/>from</text:p>
      <text:p text:style-name="P1"><text:tab/><text:tab/>no_employe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2T13:54:49</meta:creation-date>
    <dc:date>2013-02-05T12:01:31</dc:date>
    <dc:creator>Kempa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2" meta:paragraph-count="92" meta:word-count="317" meta:character-count="2163" meta:non-whitespace-character-count="1844"/>
  </office:meta>
</office:document-meta>
</file>